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wnloadReport.getArtifactsRe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wnloadReport.getArtifactsReports( DownloadStatus stat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wnloadReport.getArtifactReport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wnloadReport.addArtifactReport( ArtifactDownloadReport a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